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4.16pt" fo:break-before="auto" style:use-optimal-row-height="true"/>
    </style:style>
    <style:style style:name="ro3" style:family="table-row">
      <style:table-row-properties style:row-height="113.36pt" fo:break-before="auto" style:use-optimal-row-height="true"/>
    </style:style>
    <style:style style:name="ro4" style:family="table-row">
      <style:table-row-properties style:row-height="202.79pt" fo:break-before="auto" style:use-optimal-row-height="true"/>
    </style:style>
    <style:style style:name="ro5" style:family="table-row">
      <style:table-row-properties style:row-height="34.89pt" fo:break-before="auto" style:use-optimal-row-height="true"/>
    </style:style>
    <style:style style:name="ro6" style:family="table-row">
      <style:table-row-properties style:row-height="258.6pt" fo:break-before="auto" style:use-optimal-row-height="true"/>
    </style:style>
    <style:style style:name="ro7" style:family="table-row">
      <style:table-row-properties style:row-height="213.59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 fo:wrap-option="wrap"/>
    </style:style>
    <style:style style:name="ce1" style:family="table-cell" style:parent-style-name="Default">
      <style:table-cell-properties fo:wrap-option="wrap"/>
    </style:style>
    <style:style style:name="T1" style:family="text">
      <style:text-properties fo:color="#2a00ff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number-columns-repeated="1021" table:default-cell-style-name="ce2"/>
        <table:table-row table:style-name="ro1">
          <table:table-cell table:style-name="Default"/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pas OK</text:p>
          </table:table-cell>
          <table:table-cell table:style-name="Default" table:number-columns-repeated="1021"/>
        </table:table-row>
        <table:table-row table:style-name="ro2">
          <table:table-cell office:value-type="string" calcext:value-type="string">
            <text:p>relclause dont commas </text:p>
          </table:table-cell>
          <table:table-cell office:value-type="string" calcext:value-type="string">
            <text:p>problème avec inserer une préposition dans la deuxième phrase (deuxième semgrex qui ne fonctionne pas très bi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iv2</text:p>
          </table:table-cell>
          <table:table-cell office:value-type="string" calcext:value-type="string">
            <text:p>Ok (50, 52, 53, 54,mais pas 51, 55 =&gt; pas les exemples avec que, 56 =&gt; rien du tout,7, 8 =&gt; pas l’exemple avec qui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ipe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junction</text:p>
          </table:table-cell>
          <table:table-cell office:value-type="string" calcext:value-type="string">
            <text:p>58,64,67</text:p>
          </table:table-cell>
          <table:table-cell office:value-type="string" calcext:value-type="string">
            <text:p>57=&gt; ne copie pas l’auxiliaire, et ne marche pas pour les conjonction de deux noms;60 =&gt; ne fonctionne pas pour le ou ; 65,66,68 =&gt; parfois il efface le verbe de la première phrase pour les exemples en ou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ssif (<text:span text:style-name="T1">pipeline_passive?)</text:span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mande posttraitement</text:p>
          </table:table-cell>
          <table:table-cell table:style-name="Default" table:number-columns-repeated="1021"/>
        </table:table-row>
        <table:table-row table:style-name="ro6">
          <table:table-cell office:value-type="string" calcext:value-type="string">
            <text:p>relativeclause_dont4</text:p>
          </table:table-cell>
          <table:table-cell office:value-type="string" calcext:value-type="string">
            <text:p>1_test,26</text:p>
          </table:table-cell>
          <table:table-cell office:value-type="string" calcext:value-type="string">
            <text:p>1=&gt; sauf pour le sujet pronom;14,15=&gt; un ex ok et un autre non;1_test_mod(perte du sujet de la première phrase et impossibilité de de);27 =&gt; des problèmes à cause des dépendances;3 =&gt; 2 ou 3 exemples qui ne marchent;31 =&gt; non pas ; 6 avec cop ??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lativeclause_ou2</text:p>
          </table:table-cell>
          <table:table-cell office:value-type="string" calcext:value-type="string">
            <text:p>2,2a,2C,3</text:p>
          </table:table-cell>
          <table:table-cell office:value-type="string" calcext:value-type="string">
            <text:p>1=&gt;2 exemples fonctionnent seulement;2b =&gt; manque un nom dans la sentence 1;4 =&gt; le deuxième exemple ne fonctionne pas ; 5 =&gt; pas du tout à cause des virgules;6 =&gt;le dernier exemple ne marche pa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clause_dont_coprel</text:p>
          </table:table-cell>
          <table:table-cell office:value-type="string" calcext:value-type="string">
            <text:p>42,42b,45 (sauf que manque une préposition),45b,47</text:p>
          </table:table-cell>
          <table:table-cell office:value-type="string" calcext:value-type="string">
            <text:p>16 =&gt; aucun exemple;17 =&gt; marche sauf le dernier;24 =&gt; dernier exemple ne marche pas;25 =&gt; non;40 =&gt; pas du tout;41 =&gt; le premier exemple ne fonctionne;44 =&gt; exemple 1 et 3 ne marchent pas;46</text:p>
          </table:table-cell>
          <table:table-cell table:number-columns-repeated="1021"/>
        </table:table-row>
        <table:table-row table:style-name="ro8">
          <table:table-cell table:style-name="Default" office:value-type="string" calcext:value-type="string">
            <text:p>relativeclause_quiobj_ref ???</text:p>
          </table:table-cell>
          <table:table-cell table:style-name="ce1" office:value-type="string" calcext:value-type="string">
            <text:p>ok pour le qui </text:p>
          </table:table-cell>
          <table:table-cell table:style-name="ce1" office:value-type="string" calcext:value-type="string">
            <text:p>testrelativeoconll=&gt; à tester encore</text:p>
          </table:table-cell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0:06:44.563533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5:20:30.133485544</meta:creation-date>
    <dc:date>2020-06-18T10:07:46.915803669</dc:date>
    <meta:editing-duration>PT2H10M22S</meta:editing-duration>
    <meta:editing-cycles>45</meta:editing-cycles>
    <meta:generator>LibreOffice/6.0.7.3$Linux_X86_64 LibreOffice_project/00m0$Build-3</meta:generator>
    <meta:document-statistic meta:table-count="1" meta:cell-count="26" meta:object-count="0"/>
  </office:meta>
</office:document-meta>
</file>